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2796*"/>
    </style:style>
    <style:style style:name="Table2.B" style:family="table-column">
      <style:table-column-properties style:rel-column-width="52739*"/>
    </style:style>
    <style:style style:name="Table2.A1" style:family="table-cell">
      <style:table-cell-properties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3" style:family="paragraph" style:parent-style-name="Our_20_code">
      <style:text-properties fo:language="ru" fo:country="RU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 style:list-style-name="L1">
      <style:text-properties style:font-name="Times New Roman" fo:language="ru" fo:country="RU"/>
    </style:style>
    <style:style style:name="P6" style:family="paragraph" style:parent-style-name="Text_20_body" style:list-style-name="L1">
      <style:text-properties fo:language="ru" fo:country="RU"/>
    </style:style>
    <style:style style:name="T1" style:family="text">
      <style:text-properties style:font-name="Times New Roman"/>
    </style:style>
    <style:style style:name="T2" style:family="text">
      <style:text-properties style:font-name="DejaVu Sans Mono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Формат файлов описания переменных расчетных модулей</text:h>
          </table:table-cell>
        </table:table-row>
        <table:table-row table:style-name="Table1.2">
          <table:table-cell table:style-name="Table1.A2" office:value-type="string">
            <text:p text:style-name="P1">Каждый из расчётных модулей при генерации кода включает в себя следующие файлы:</text:p>
            <text:list xml:id="list4937517482279329083" text:style-name="L1">
              <text:list-item>
                <text:p text:style-name="P5">Исполняемый файл расчётного модуля (образ);</text:p>
              </text:list-item>
              <text:list-item>
                <text:p text:style-name="P6"><text:span text:style-name="T1">Файл описания внешних переменных расчётного модуля (</text:span><text:span text:style-name="T2">&lt;имя образа&gt;.extvars.table</text:span><text:span text:style-name="T1">);</text:span></text:p>
              </text:list-item>
              <text:list-item>
                <text:p text:style-name="P6"><text:span text:style-name="T1">Файл описания внутренних переменных расчётного модуля(</text:span><text:span text:style-name="T2">&lt;имя образа&gt;.intvars.table</text:span><text:span text:style-name="T1">);</text:span></text:p>
              </text:list-item>
            </text:list>
            <text:p text:style-name="P1">Исполняемый файл содержит непосредственно исполняемый код, скомпилированный компилятором из исходных текстов, сгенерированных генератором кода ПК МВТУ-4. </text:p>
            <text:p text:style-name="P1">Все файлы приборного ПО, включая исполняемые файлы расчётных модулей, диспетчера расчётных модулей DispExemod, сервера обмена данными GdbServer и файлов описания конфигурации и переменных должны быть размещены в файловой системе прибора в одной директории.</text:p>
            <text:p text:style-name="P1">Файл описания внешних переменных содержит таблицу с информацией о типах данных, размерностях и именах переменных, которые расчётный модуль должен получить из общей для всех РМ в загрузке области памяти (рабочей области памяти внешних переменных). Т.е. диспетчер при загрузке РМ прочитывает файлы описания внешних переменных для всех РМ и выделяет единую область памяти под все внешние переменные. При этом переменные для разных РМ , имеющие одинаковое имя, объединяются (т.е. на них выделяется одна и та же область памяти в рабочей памяти). <text:s/>При несовпадении типов – выдаётся диагностическое сообщение в <text:s/>консоль <text:s/>и происходит аварийное прекращение работы диспетчера. После того как диспетчер выделил общую область памяти для всех внешних переменных РМ он сообщает расчётным модулям с каким именно смещением лежат нужные переменные для каждого из модулей, данная информация располагается в общей области памяти с именем <text:span text:style-name="T2">/extvars_struct</text:span>.</text:p>
            <text:p text:style-name="P1">Файлы описания внутренних переменных такие же по формату, как и файлы описания внешних переменных. Они необходимы только для того чтобы сервер отладки мог получить по имени нужный адрес для доступа к внутренней переменной конкретного запущенного экземпляра расчётного модуля. Области памяти под внутренние переменные выделяются не диспетчером, а самим РМ в соответствии с типом конкретной переменной и именем алгоритма, указанным при запуске РМ.</text:p>
            <text:p text:style-name="P1">Файлы описания внешних и внутренних переменных представляют собой бинарные файлы и состоят из записей типа:</text:p>
            <text:p text:style-name="P3">typedefstruct {</text:p>
            <text:p text:style-name="P3">unsigned char  sizeofname;</text:p>
            <text:p text:style-name="P3">char           name[64];</text:p>
            <text:p text:style-name="P3">unsigned char  sizeofdecsription;</text:p>
            <text:p text:style-name="P3">chardecsription[128];</text:p>
            <text:p text:style-name="P3">unsigned char  data_type;</text:p>
            <text:p text:style-name="P3">unsigned long  dims[3];</text:p>
            <text:p text:style-name="P3">unsigned char  direction;</text:p>
            <text:p text:style-name="P3">unsigned char  var_type;</text:p>
            <text:p text:style-name="P3">unsigned long  index;</text:p>
            <text:p text:style-name="P3">unsigned short hash;</text:p>
            <text:p text:style-name="P3">} ext_var_info_record;</text:p>
            <text:p text:style-name="P1">Здесь представлены следующие элементы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Our_20_code">sizeofname</text:p>
                </table:table-cell>
                <table:table-cell table:style-name="Table2.A1" office:value-type="string">
                  <text:p text:style-name="P2">– длина имени переменной;</text:p>
                </table:table-cell>
              </table:table-row>
              <table:table-row>
                <table:table-cell table:style-name="Table2.A1" office:value-type="string">
                  <text:p text:style-name="Our_20_code">name</text:p>
                </table:table-cell>
                <table:table-cell table:style-name="Table2.A1" office:value-type="string">
                  <text:p text:style-name="P2">– массив символов, содержащий имя переменной в кодировке ASCII (допустимая длина – не более 64 символа);</text:p>
                </table:table-cell>
              </table:table-row>
              <table:table-row>
                <table:table-cell table:style-name="Table2.A1" office:value-type="string">
                  <text:p text:style-name="Our_20_code">sizeofdecsription</text:p>
                </table:table-cell>
                <table:table-cell table:style-name="Table2.A1" office:value-type="string">
                  <text:p text:style-name="P2">– длина текстового описания переменной;</text:p>
                </table:table-cell>
              </table:table-row>
              <table:table-row>
                <table:table-cell table:style-name="Table2.A1" office:value-type="string">
                  <text:p text:style-name="Our_20_code">decsription</text:p>
                </table:table-cell>
                <table:table-cell table:style-name="Table2.A1" office:value-type="string">
                  <text:p text:style-name="P2">– массив символов, содержащий описание переменной в кодировке ASCII (допустимая длина – не более 128 символа);</text:p>
                </table:table-cell>
              </table:table-row>
              <table:table-row>
                <table:table-cell table:style-name="Table2.A1" office:value-type="string">
                  <text:p text:style-name="Our_20_code">data_type</text:p>
                </table:table-cell>
                <table:table-cell table:style-name="Table2.A1" office:value-type="string">
                  <text:p text:style-name="P2">– идентификатор типа данных переменной. Допустимые значения:</text:p>
                  <text:p text:style-name="P1">0 – вещественный;</text:p>
                  <text:p text:style-name="P1">1 – двоичный;</text:p>
                  <text:p text:style-name="P2">2 – целый.</text:p>
                </table:table-cell>
              </table:table-row>
              <table:table-row>
                <table:table-cell table:style-name="Table2.A1" office:value-type="string">
                  <text:p text:style-name="Our_20_code">dims</text:p>
                </table:table-cell>
                <table:table-cell table:style-name="Table2.A1" office:value-type="string">
                  <text:p text:style-name="P2">– массив из трех элементов целого типа, показывающий размерности переменной. Например, если значение dims равно {10,0,0}, то переменная является вектором заданного типа с количеством элементов равным 10;</text:p>
                </table:table-cell>
              </table:table-row>
              <table:table-row>
                <table:table-cell table:style-name="Table2.A1" office:value-type="string">
                  <text:p text:style-name="Our_20_code">direction</text:p>
                </table:table-cell>
                <table:table-cell table:style-name="Table2.A1" office:value-type="string">
                  <text:p text:style-name="P2">– идентификатор направления переменной. Допустимые значения:</text:p>
                  <text:p text:style-name="P1">0 – вход;</text:p>
                  <text:p text:style-name="P1">1 – выход;</text:p>
                  <text:p text:style-name="P2">2 – выход-выход (т.е. сигнал и читается и пишется в модели).</text:p>
                </table:table-cell>
              </table:table-row>
              <table:table-row>
                <table:table-cell table:style-name="Table2.A1" office:value-type="string">
                  <text:p text:style-name="Our_20_code">var_type</text:p>
                </table:table-cell>
                <table:table-cell table:style-name="Table2.A1" office:value-type="string">
                  <text:p text:style-name="P1">– идентификатор класса переменной, от которого зависит в каком массиве/области памяти находится переменная. Допустимые значения:</text:p>
                  <text:p text:style-name="P1">0 – <text:span text:style-name="T3">Внешняя</text:span>, это означает, что данная переменная выделяется в памяти диспетчером и делится данным расчётным модулем с другими модулями. К этому классу переменных относятся входы и выходы модели. Отличается тем что в заголовочном файле для этих переменных используется другая адресация (с присваиваемым смещением). Сохраняется в рестарте (то есть, когда пользователь сохранят состояние исполняемой среды на приборе, значения переменных в данной области памяти записываются в файл на диске с именем соответствующим имени сохраняемого состояния). Располагаются в /extvars_value;</text:p>
                  <text:p text:style-name="P1">1 – <text:span text:style-name="T3">Динамическая</text:span> – переменные состояния, которые интегрируются в едином массиве при помощи выбранного метода интегрирования. Данные переменные не расшариваются между отдельными расчётными модулями. Для каждой из таких переменных существуют 2 массива – собственно переменная состояния и её производная. Используются только для интеграторов и динамических блоков. Сохраняется в рестарте. Располагаются в области памяти /din_vars_&lt;имя алгоритма указанное при запуске&gt;;</text:p>
                  <text:p text:style-name="P1">2 – <text:span text:style-name="T3">Алгебраическая</text:span> – переменные состояния, которые содержат значения алгебраических функций и состояний, в данной версии исполняемой среды не используются. Данные переменные не расшариваются между отдельными расчётными модулями. Для каждой из таких переменных существуют 2 массива – собственно переменная состояния и значений алгебраической функции. Используются только для блоков типа Y=F(0) и Y =F(Y). Сохраняется в рестарте. Располагаются в области памяти /alg_vars _&lt;имя алгоритма указанное при запуске&gt;;</text:p>
                  <text:p text:style-name="P1">3 – <text:span text:style-name="T3">Внутреннее состояние</text:span> – выделяются для каждого из загруженных РМ отдельно (т.е. не расшариваются). Предназначены для хранения разнотипных данных (переменных состояния, таймеров, триггеров и т.п.), сохраняется в рестарте. Располагаются в области памяти /state_vars _vars_&lt;имя алгоритма указанное при запуске&gt;;</text:p>
                  <text:p text:style-name="P1">4 – <text:span text:style-name="T3">Константа</text:span> – выделяются для каждого из загруженных РМ отдельно (т.е. не расшариваются). Предназначены для хранения разнотипных данных, которые не меняются в процессе расчёта (но могут быть изменены удалённо пользователем) (постоянных времени, к-тов усиления и т.п.), не сохраняется в рестарте. Располагаются в области памяти /constants _vars_&lt;имя алгоритма указанное при запуске&gt;.</text:p>
                </table:table-cell>
              </table:table-row>
              <table:table-row>
                <table:table-cell table:style-name="Table2.A1" office:value-type="string">
                  <text:p text:style-name="Our_20_code">index</text:p>
                </table:table-cell>
                <table:table-cell table:style-name="Table2.A1" office:value-type="string">
                  <text:p text:style-name="P2">– байтовое смещение переменной в массиве (какой массив определяется согласно var_type). Для внешних переменных байтовое смещение определяется диспетчером при загрузке РМ, и затем передаётся в область памяти /extvars_struct, в файле описания внешних переменных на диске (*.extvars.table) в качестве индекса передаётся номер внешней переменной в массиве указателей внутри расчётного модуля;</text:p>
                </table:table-cell>
              </table:table-row>
              <table:table-row>
                <table:table-cell table:style-name="Table2.A1" office:value-type="string">
                  <text:p text:style-name="Our_20_code">hash</text:p>
                </table:table-cell>
                <table:table-cell table:style-name="Table2.A1" office:value-type="string">
                  <text:p text:style-name="P2">– хэш имени переменной вычисленный по алгоритму CRC16.</text:p>
                </table:table-cell>
              </table:table-row>
            </table:table>
            <text:p text:style-name="P1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ормат файлов описания переменных расчетных модулей</dc:title>
    <dc:date>2012-01-22T04:04:47.55</dc:date>
    <meta:generator>OpenOffice_Beta/4.1.0$Win32 OpenOffice.org_project/410m14$Build-9760</meta:generator>
    <meta:editing-duration>PT5H8M12S</meta:editing-duration>
    <meta:editing-cycles>102</meta:editing-cycles>
    <dc:creator>Александр </dc:creator>
    <meta:document-statistic meta:table-count="2" meta:image-count="0" meta:object-count="0" meta:page-count="2" meta:paragraph-count="54" meta:word-count="815" meta:character-count="6166"/>
    <meta:user-defined meta:name="Поле 1"/>
    <meta:user-defined meta:name="Поле 2"/>
    <meta:user-defined meta:name="Поле 3"/>
    <meta:user-defined meta:name="Поле 4"/>
  </office:meta>
</office:document-meta>
</file>